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1000002BCC3BEEE72.png"/>
  <manifest:file-entry manifest:media-type="image/png" manifest:full-path="Pictures/100002010000031B000002A73D52B1CF.png"/>
  <manifest:file-entry manifest:media-type="image/png" manifest:full-path="Pictures/100002010000033C000002C12D9EA0E1.png"/>
  <manifest:file-entry manifest:media-type="image/png" manifest:full-path="Pictures/100002010000031C000002AC73E44095.png"/>
  <manifest:file-entry manifest:media-type="image/png" manifest:full-path="Pictures/1000020100000328000002B2B5634ECD.png"/>
  <manifest:file-entry manifest:media-type="image/png" manifest:full-path="Pictures/1000020100000313000002A69A80A9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left="0cm" fo:margin-right="0cm" fo:margin-top="0cm" fo:margin-bottom="0cm" fo:line-height="100%" fo:text-indent="1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00%" fo:text-indent="1cm" style:auto-text-indent="false">
        <style:tab-stops>
          <style:tab-stop style:position="0.751cm"/>
        </style:tab-stops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Графический объект2" text:anchor-type="paragraph" svg:x="0.997cm" svg:y="15.113cm" svg:width="17.353cm" svg:height="10.989cm" draw:z-index="1"><draw:image xlink:href="Pictures/100002010000031C000002AC73E44095.png" xlink:type="simple" xlink:show="embed" xlink:actuate="onLoad"/></draw:frame><draw:frame draw:style-name="fr1" draw:name="Графический объект1" text:anchor-type="paragraph" svg:width="17.528cm" svg:height="14.923cm" draw:z-index="0"><draw:image xlink:href="Pictures/100002010000033C000002C12D9EA0E1.png" xlink:type="simple" xlink:show="embed" xlink:actuate="onLoad"/></draw:frame><text:span text:style-name="T1"/></text:p>
      <text:p text:style-name="P1"><draw:frame draw:style-name="fr2" draw:name="Графический объект4" text:anchor-type="paragraph" svg:x="1.104cm" svg:y="13.824cm" svg:width="17.104cm" svg:height="10.918cm" draw:z-index="3"><draw:image xlink:href="Pictures/1000020100000328000002B2B5634ECD.png" xlink:type="simple" xlink:show="embed" xlink:actuate="onLoad"/></draw:frame><draw:frame draw:style-name="fr1" draw:name="Графический объект3" text:anchor-type="paragraph" svg:width="16.658cm" svg:height="14.353cm" draw:z-index="2"><draw:image xlink:href="Pictures/1000020100000313000002A69A80A95C.png" xlink:type="simple" xlink:show="embed" xlink:actuate="onLoad"/></draw:frame><text:soft-page-break/><text:span text:style-name="T1"/></text:p>
      <text:p text:style-name="P1"><text:span text:style-name="T1"/></text:p>
      <text:p text:style-name="P1"><draw:frame draw:style-name="fr1" draw:name="Графический объект5" text:anchor-type="paragraph" svg:width="16.828cm" svg:height="14.372cm" draw:z-index="4"><draw:image xlink:href="Pictures/100002010000031B000002A73D52B1CF.png" xlink:type="simple" xlink:show="embed" xlink:actuate="onLoad"/></draw:frame><draw:frame draw:style-name="fr2" draw:name="Графический объект6" text:anchor-type="paragraph" svg:x="1.325cm" svg:y="14.67cm" svg:width="16.955cm" svg:height="11.421cm" draw:z-index="5"><draw:image xlink:href="Pictures/1000020100000321000002BCC3BEEE72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language-asian="en" style:country-asian="US" style:font-name-complex="Calibri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Рамиля</meta:initial-creator>
    <dc:creator>михаил заикин</dc:creator>
    <meta:editing-cycles>7</meta:editing-cycles>
    <meta:creation-date>2022-04-30T19:19:00</meta:creation-date>
    <dc:date>2022-05-22T17:30:15.82</dc:date>
    <meta:editing-duration>PT50S</meta:editing-duration>
    <meta:generator>OpenOffice/4.1.1$Win32 OpenOffice.org_project/411m6$Build-9775</meta:generator>
    <meta:document-statistic meta:table-count="0" meta:image-count="6" meta:object-count="0" meta:page-count="3" meta:paragraph-count="0" meta:word-count="0" meta:character-count="0"/>
    <meta:user-defined meta:name="AppVersion">14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